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fe2" officeooo:paragraph-rsid="000d0fe2"/>
    </style:style>
    <style:style style:name="P2" style:family="paragraph" style:parent-style-name="Standard">
      <style:text-properties fo:font-size="14pt" officeooo:rsid="000d0fe2" officeooo:paragraph-rsid="000d0fe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ING WITH PHYTON <text:s text:c="4"/></text:p>
      <text:p text:style-name="P2"><text:s text:c="85"/>PRAMOD KUMAR ECE(CL1)</text:p>
      <text:p text:style-name="P2"/>
      <text:p text:style-name="P2"/>
      <text:p text:style-name="P2">PROGRAM-1</text:p>
      <text:p text:style-name="P2"/>
      <text:p text:style-name="P2">INPUT</text:p>
      <text:p text:style-name="P1">print("pramod")</text:p>
      <text:p text:style-name="P1"/>
      <text:p text:style-name="P2">OUTPUT</text:p>
      <text:p text:style-name="P1"/>
      <text:p text:style-name="P1">pramod</text:p>
      <text:p text:style-name="P1"/>
      <text:p text:style-name="P1"/>
      <text:p text:style-name="P2"/>
      <text:p text:style-name="P2">PROGRAM-2</text:p>
      <text:p text:style-name="P2"/>
      <text:p text:style-name="P2">INPUT</text:p>
      <text:p text:style-name="P1">print("CMR UNIVERSITY")</text:p>
      <text:p text:style-name="P1">print("CMR UNIVERSITY (main campus) school of engineering and technology,off Hennur baglur main road ,Near kempegowda International Airport Chagalatti-karnataka india-562419")</text:p>
      <text:p text:style-name="P1"/>
      <text:p text:style-name="P2">OUTPUT</text:p>
      <text:p text:style-name="P1">CMR UNIVERSITY</text:p>
      <text:p text:style-name="P1">CMR UNIVERSITY (main campus) school of engineering and technology,off Hennur baglur main road ,Near kempegowda International Airport Chagalatti-karnataka india-562419</text:p>
      <text:p text:style-name="P2"/>
      <text:p text:style-name="P2">PROGRAM-3</text:p>
      <text:p text:style-name="P2"/>
      <text:p text:style-name="P2">INPUT</text:p>
      <text:p text:style-name="P1">a=20</text:p>
      <text:p text:style-name="P1">print("value of a ")</text:p>
      <text:p text:style-name="P1">print(a)</text:p>
      <text:p text:style-name="P1">b=10</text:p>
      <text:p text:style-name="P1">print("value of b")</text:p>
      <text:p text:style-name="P1">print(b)</text:p>
      <text:p text:style-name="P1">c=a+b</text:p>
      <text:p text:style-name="P1">print("value of c")</text:p>
      <text:p text:style-name="P1">print(c)</text:p>
      <text:p text:style-name="P1"/>
      <text:p text:style-name="P2">OUTPUT</text:p>
      <text:p text:style-name="P1">value of a </text:p>
      <text:p text:style-name="P1">20</text:p>
      <text:p text:style-name="P1">value of b</text:p>
      <text:p text:style-name="P1">10</text:p>
      <text:p text:style-name="P1">value of c</text:p>
      <text:p text:style-name="P1">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05:06.968455174</meta:creation-date>
    <dc:date>2018-10-03T13:13:05.483371645</dc:date>
    <meta:editing-duration>PT8M1S</meta:editing-duration>
    <meta:editing-cycles>1</meta:editing-cycles>
    <meta:document-statistic meta:table-count="0" meta:image-count="0" meta:object-count="0" meta:page-count="1" meta:paragraph-count="32" meta:word-count="87" meta:character-count="725" meta:non-whitespace-character-count="579"/>
    <meta:generator>LibreOffice/6.0.3.2$Linux_X86_64 LibreOffice_project/00m0$Build-2</meta:generator>
  </office:meta>
</office:document-meta>
</file>